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Arial2" svg:font-family="Arial, Helvetica, sans-serif"/>
    <style:font-face style:name="Cascadia Mono" svg:font-family="'Cascadia Mono'" style:font-family-generic="roman" style:font-pitch="variable"/>
    <style:font-face style:name="Gungsuh" svg:font-family="Gungsuh" style:font-family-generic="roman" style:font-pitch="variable"/>
    <style:font-face style:name="Gungsuh1" svg:font-family="Gungsuh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 Mono" svg:font-family="'Roboto Mono'" style:font-family-generic="roman" style:font-pitch="variable"/>
    <style:font-face style:name="Roboto Mono1" svg:font-family="'Roboto Mono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, serif"/>
  </office:font-face-decls>
  <office:automatic-styles>
    <style:style style:name="P1" style:family="paragraph" style:parent-style-name="Heading_20_2">
      <style:paragraph-properties fo:margin-left="0cm" fo:margin-right="0cm" fo:margin-top="1.058cm" fo:margin-bottom="0.529cm" style:contextual-spacing="false" style:line-height-at-least="0.794cm" fo:orphans="2" fo:widows="2" fo:text-indent="0cm" style:auto-text-indent="false" fo:padding="0cm" fo:border="none"/>
      <style:text-properties fo:font-variant="normal" fo:text-transform="none" fo:color="#000000" loext:opacity="100%" style:font-name="Arial2" fo:font-size="18.75pt" fo:letter-spacing="normal" fo:font-style="normal" fo:font-weight="normal"/>
    </style:style>
    <style:style style:name="P2" style:family="paragraph" style:parent-style-name="Standard">
      <style:text-properties officeooo:rsid="001ea2b5" officeooo:paragraph-rsid="001ea2b5"/>
    </style:style>
    <style:style style:name="P3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Times New Roman" fo:font-size="12pt" fo:font-weight="normal" officeooo:paragraph-rsid="001ea2b5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Times New Roman" fo:font-size="12pt" fo:language="ru" fo:country="RU" fo:font-weight="normal" officeooo:rsid="001ea2b5" officeooo:paragraph-rsid="001ea2b5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left="0cm" fo:margin-right="0cm" fo:margin-top="0cm" fo:margin-bottom="0cm" style:contextual-spacing="false" style:line-height-at-least="0.529cm" fo:orphans="2" fo:widows="2" fo:text-indent="0cm" style:auto-text-indent="false" fo:padding="0cm" fo:border="none"/>
      <style:text-properties fo:font-variant="normal" fo:text-transform="none" fo:color="#000000" loext:opacity="100%" style:font-name="Arial2" fo:font-size="10.5pt" fo:letter-spacing="normal" fo:font-style="normal" fo:font-weight="normal" loext:padding="0cm" loext:border="none"/>
    </style:style>
    <style:style style:name="P7" style:family="paragraph" style:parent-style-name="Text_20_body">
      <loext:graphic-properties draw:fill="solid" draw:fill-color="#ffffff"/>
      <style:paragraph-properties fo:margin-left="0cm" fo:margin-right="0cm" fo:line-height="115%" fo:text-indent="0cm" style:auto-text-indent="false" fo:background-color="#ffffff"/>
      <style:text-properties fo:font-variant="normal" fo:text-transform="none" fo:color="#000000" loext:opacity="100%" style:font-name="Arial2" fo:font-size="10.5pt" fo:letter-spacing="normal" fo:font-style="normal" fo:font-weight="normal" loext:padding="0cm" loext:border="none"/>
    </style:style>
    <style:style style:name="P8" style:family="paragraph" style:parent-style-name="normal" style:list-style-name="WWNum1">
      <loext:graphic-properties draw:fill="solid" draw:fill-color="#ffffff"/>
      <style:paragraph-properties fo:margin-left="1.27cm" fo:margin-right="0cm" fo:line-height="115%" fo:text-indent="-0.635cm" style:auto-text-indent="false" fo:background-color="#ffffff"/>
    </style:style>
    <style:style style:name="P9" style:family="paragraph" style:parent-style-name="normal">
      <loext:graphic-properties draw:fill="solid" draw:fill-color="#ffffff"/>
      <style:paragraph-properties fo:margin-left="0cm" fo:margin-right="0cm" fo:line-height="115%" fo:text-indent="0cm" style:auto-text-indent="false" fo:background-color="#ffffff"/>
    </style:style>
    <style:style style:name="P10" style:family="paragraph" style:parent-style-name="normal">
      <style:paragraph-properties fo:margin-top="0cm" fo:margin-bottom="0.282cm" style:contextual-spacing="false" fo:line-height="107%" fo:text-align="center" style:justify-single-word="false"/>
    </style:style>
    <style:style style:name="P11" style:family="paragraph" style:parent-style-name="normal" style:master-page-name="Standard">
      <style:paragraph-properties fo:margin-top="0cm" fo:margin-bottom="0.282cm" style:contextual-spacing="false" fo:line-height="107%" fo:text-align="center" style:justify-single-word="false" style:page-number="1"/>
    </style:style>
    <style:style style:name="P12" style:family="paragraph" style:parent-style-name="normal">
      <loext:graphic-properties draw:fill="solid" draw:fill-color="#ffffff"/>
      <style:paragraph-properties fo:margin-left="0cm" fo:margin-right="0cm" fo:line-height="115%" fo:text-indent="0cm" style:auto-text-indent="false" fo:background-color="#ffffff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3" style:family="paragraph" style:parent-style-name="normal">
      <style:paragraph-properties fo:margin-top="0cm" fo:margin-bottom="0.282cm" style:contextual-spacing="false" fo:line-height="107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4" style:family="paragraph" style:parent-style-name="normal">
      <style:paragraph-properties fo:line-height="100%" fo:text-align="end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5" style:family="paragraph" style:parent-style-name="normal">
      <style:paragraph-properties fo:line-height="10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6" style:family="paragraph" style:parent-style-name="normal">
      <style:paragraph-properties fo:margin-left="0cm" fo:margin-right="0cm" fo:line-height="100%" fo:text-align="center" style:justify-single-word="false" fo:text-indent="6.35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7" style:family="paragraph" style:parent-style-name="normal">
      <style:paragraph-properties fo:line-height="10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9" style:family="paragraph" style:parent-style-name="normal">
      <style:paragraph-properties fo:line-height="100%" fo:text-align="center" style:justify-single-word="false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0" style:family="paragraph" style:parent-style-name="normal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1" style:family="paragraph" style:parent-style-name="normal">
      <style:paragraph-properties fo:margin-left="0cm" fo:margin-right="0cm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2" style:family="paragraph" style:parent-style-name="normal">
      <style:paragraph-properties fo:margin-top="0cm" fo:margin-bottom="0.282cm" style:contextual-spacing="false" fo:line-height="107%"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3" style:family="paragraph" style:parent-style-name="normal">
      <style:paragraph-properties fo:margin-top="0cm" fo:margin-bottom="0.282cm" style:contextual-spacing="false" fo:line-height="107%" fo:text-align="center" style:justify-single-word="false"/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P24" style:family="paragraph" style:parent-style-name="normal">
      <style:paragraph-properties fo:margin-top="0cm" fo:margin-bottom="0.282cm" style:contextual-spacing="false" fo:line-height="107%"/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P25" style:family="paragraph" style:parent-style-name="normal">
      <loext:graphic-properties draw:fill="solid" draw:fill-color="#ffffff"/>
      <style:paragraph-properties fo:margin-left="0cm" fo:margin-right="0cm" fo:line-height="115%" fo:text-indent="0cm" style:auto-text-indent="false" fo:background-color="#ffffff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26" style:family="paragraph" style:parent-style-name="normal">
      <style:paragraph-properties fo:margin-left="6.35cm" fo:margin-right="0cm" fo:line-height="100%" fo:text-align="end" style:justify-single-word="false" fo:text-indent="0cm" style:auto-text-indent="false"/>
    </style:style>
    <style:style style:name="P27" style:family="paragraph" style:parent-style-name="normal">
      <style:paragraph-properties fo:margin-left="9.991cm" fo:margin-right="0cm" fo:line-height="100%" fo:text-align="end" style:justify-single-word="false" fo:text-indent="-3.641cm" style:auto-text-indent="false"/>
    </style:style>
    <style:style style:name="P28" style:family="paragraph" style:parent-style-name="normal">
      <style:paragraph-properties fo:margin-left="0cm" fo:margin-right="0cm" fo:line-height="100%" fo:text-align="end" style:justify-single-word="false" fo:text-indent="6.35cm" style:auto-text-indent="false"/>
    </style:style>
    <style:style style:name="P29" style:family="paragraph" style:parent-style-name="normal">
      <style:paragraph-properties fo:line-height="100%" fo:text-align="center" style:justify-single-word="false"/>
    </style:style>
    <style:style style:name="P30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</style:style>
    <style:style style:name="P31" style:family="paragraph" style:parent-style-name="normal">
      <style:paragraph-properties fo:line-height="100%" fo:text-align="center" style:justify-single-word="false" fo:orphans="0" fo:widows="0"/>
    </style:style>
    <style:style style:name="P3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</style:style>
    <style:style style:name="P33" style:family="paragraph" style:parent-style-name="normal">
      <style:paragraph-properties fo:line-height="100%" fo:orphans="0" fo:widows="0"/>
    </style:style>
    <style:style style:name="P34" style:family="paragraph" style:parent-style-name="normal">
      <loext:graphic-properties draw:fill="solid" draw:fill-color="#ffffff"/>
      <style:paragraph-properties fo:line-height="100%" fo:background-color="#ffffff"/>
      <style:text-properties fo:font-size="13pt" style:font-size-asian="13pt" style:font-size-complex="13pt"/>
    </style:style>
    <style:style style:name="P35" style:family="paragraph" style:parent-style-name="normal" style:list-style-name="WWNum1">
      <style:paragraph-properties fo:margin-left="1.27cm" fo:margin-right="0cm" fo:text-indent="-0.635cm" style:auto-text-indent="false"/>
    </style:style>
    <style:style style:name="P36" style:family="paragraph" style:parent-style-name="normal" style:list-style-name="WWNum1">
      <style:paragraph-properties fo:margin-left="0cm" fo:margin-right="0cm" fo:text-indent="0cm" style:auto-text-indent="false"/>
    </style:style>
    <style:style style:name="P37" style:family="paragraph" style:parent-style-name="normal">
      <style:paragraph-properties fo:margin-left="0cm" fo:margin-right="0cm" fo:text-indent="0cm" style:auto-text-indent="false"/>
    </style:style>
    <style:style style:name="P38" style:family="paragraph" style:parent-style-name="normal">
      <style:text-properties style:font-name="Roboto Mono" style:font-name-asian="Roboto Mono1" style:font-name-complex="Roboto Mono1"/>
    </style:style>
    <style:style style:name="P39" style:family="paragraph" style:parent-style-name="normal">
      <style:paragraph-properties fo:margin-left="0cm" fo:margin-right="0cm" fo:text-indent="0cm" style:auto-text-indent="false"/>
      <style:text-properties style:font-name="Roboto Mono" style:font-name-asian="Roboto Mono1" style:font-name-complex="Roboto Mono1"/>
    </style:style>
    <style:style style:name="P40" style:family="paragraph" style:parent-style-name="normal">
      <style:paragraph-properties fo:margin-left="0cm" fo:margin-right="0cm" fo:text-indent="0cm" style:auto-text-indent="false"/>
      <style:text-properties style:font-name="Roboto Mono" fo:font-size="12pt" style:font-name-asian="Roboto Mono1" style:font-size-asian="12pt" style:font-name-complex="Roboto Mono1" style:font-size-complex="12pt"/>
    </style:style>
    <style:style style:name="P41" style:family="paragraph" style:parent-style-name="normal">
      <style:paragraph-properties fo:margin-left="0cm" fo:margin-right="0cm" fo:text-indent="0cm" style:auto-text-indent="false"/>
      <style:text-properties officeooo:paragraph-rsid="001ea2b5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ea2b5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fo:language="ru" fo:country="RU" fo:font-weight="bold" officeooo:rsid="001ea2b5" style:font-name-asian="Times New Roman1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fo:language="ru" fo:country="RU" officeooo:rsid="001ea2b5" style:font-name-asian="Times New Roman1" style:font-size-asian="14pt" style:font-name-complex="Times New Roman1" style:font-size-complex="14pt"/>
    </style:style>
    <style:style style:name="T7" style:family="text">
      <style:text-properties style:font-name="Times New Roman" style:font-name-asian="Times New Roman1" style:font-name-complex="Times New Roman1"/>
    </style:style>
    <style:style style:name="T8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T9" style:family="text">
      <style:text-properties style:font-name="Times New Roman" fo:font-size="16pt" style:text-underline-style="none" fo:font-weight="bold" style:font-name-asian="Times New Roman1" style:font-size-asian="16pt" style:font-weight-asian="bold" style:font-name-complex="Times New Roman1" style:font-size-complex="16pt"/>
    </style:style>
    <style:style style:name="T10" style:family="text">
      <style:text-properties style:font-name="Gungsuh" fo:font-size="14pt" style:font-name-asian="Gungsuh1" style:font-size-asian="14pt" style:font-name-complex="Gungsuh1" style:font-size-complex="14pt"/>
    </style:style>
    <style:style style:name="T11" style:family="text">
      <style:text-properties style:font-name="Roboto Mono" style:font-name-asian="Roboto Mono1" style:font-name-complex="Roboto Mono1"/>
    </style:style>
    <style:style style:name="T12" style:family="text">
      <style:text-properties style:font-name="Roboto Mono" fo:font-size="16pt" fo:font-weight="bold" style:font-name-asian="Roboto Mono1" style:font-size-asian="16pt" style:font-weight-asian="bold" style:font-name-complex="Roboto Mono1" style:font-size-complex="16pt"/>
    </style:style>
    <style:style style:name="T13" style:family="text">
      <style:text-properties style:font-name="Arial Unicode MS" style:font-name-asian="Arial Unicode MS1" style:font-name-complex="Arial Unicode MS1"/>
    </style:style>
    <style:style style:name="T14" style:family="text">
      <style:text-properties style:font-name="Times New Roman2" fo:font-size="12pt" fo:font-style="italic"/>
    </style:style>
    <style:style style:name="T15" style:family="text">
      <style:text-properties style:font-name="Times New Roman2" fo:font-size="12pt" fo:font-style="italic" style:font-name-asian="Times New Roman1" style:font-size-asian="14pt" style:font-name-complex="Times New Roman1" style:font-size-complex="14pt"/>
    </style:style>
    <style:style style:name="T16" style:family="text">
      <style:text-properties style:font-name="Times New Roman2" fo:font-size="9pt" fo:font-style="italic"/>
    </style:style>
    <style:style style:name="T17" style:family="text">
      <style:text-properties style:font-name="Times New Roman2" fo:font-size="9pt" fo:font-style="italic" style:font-name-asian="Times New Roman1" style:font-size-asian="14pt" style:font-name-complex="Times New Roman1" style:font-size-complex="14pt"/>
    </style:style>
    <style:style style:name="T18" style:family="text">
      <style:text-properties fo:font-size="14pt" style:font-name-asian="Gungsuh1" style:font-size-asian="14pt" style:font-name-complex="Gungsuh1" style:font-size-complex="14pt"/>
    </style:style>
    <style:style style:name="T19" style:family="text">
      <style:text-properties fo:font-size="14pt" officeooo:rsid="001ea2b5" style:font-name-asian="Gungsuh1" style:font-size-asian="14pt" style:font-name-complex="Gungsuh1" style:font-size-complex="14pt"/>
    </style:style>
    <style:style style:name="T20" style:family="text">
      <style:text-properties fo:font-size="14pt" fo:language="ru" fo:country="RU" style:font-name-asian="Gungsuh1" style:font-size-asian="14pt" style:font-name-complex="Gungsuh1" style:font-size-complex="14pt"/>
    </style:style>
    <style:style style:name="T21" style:family="text">
      <style:text-properties fo:font-size="14pt" fo:language="ru" fo:country="RU" officeooo:rsid="001ea2b5" style:font-name-asian="Gungsuh1" style:font-size-asian="14pt" style:font-name-complex="Gungsuh1" style:font-size-complex="14pt"/>
    </style:style>
    <style:style style:name="T22" style:family="text">
      <style:text-properties style:font-name="Times New Roman" fo:font-size="14pt" fo:font-weight="normal" style:font-name-asian="Gungsuh1" style:font-size-asian="14pt" style:font-weight-asian="normal" style:font-name-complex="Gungsuh1" style:font-size-complex="14pt" style:font-weight-complex="normal"/>
    </style:style>
    <style:style style:name="T23" style:family="text">
      <style:text-properties style:font-name="Times New Roman" fo:font-size="14pt" fo:font-weight="normal" officeooo:rsid="001ea2b5" style:font-name-asian="Gungsuh1" style:font-size-asian="14pt" style:font-weight-asian="normal" style:font-name-complex="Gungsuh1" style:font-size-complex="14pt" style:font-weight-complex="normal"/>
    </style:style>
    <style:style style:name="T24" style:family="text">
      <style:text-properties style:font-name="Times New Roman" fo:font-size="14pt" fo:language="ru" fo:country="RU" fo:font-weight="normal" style:font-name-asian="Gungsuh1" style:font-size-asian="14pt" style:font-weight-asian="normal" style:font-name-complex="Gungsuh1" style:font-size-complex="14pt" style:font-weight-complex="normal"/>
    </style:style>
    <style:style style:name="T25" style:family="text">
      <style:text-properties style:font-name="Times New Roman" fo:font-size="14pt" fo:language="ru" fo:country="RU" fo:font-weight="normal" officeooo:rsid="001ea2b5" style:font-name-asian="Gungsuh1" style:font-size-asian="14pt" style:font-weight-asian="normal" style:font-name-complex="Gungsuh1" style:font-size-complex="14pt" style:font-weight-complex="normal"/>
    </style:style>
    <style:style style:name="T26" style:family="text">
      <style:text-properties style:font-name="Times New Roman" fo:font-size="14pt" fo:language="en" fo:country="US" fo:font-weight="normal" officeooo:rsid="001ea2b5" style:font-name-asian="Gungsuh1" style:font-size-asian="14pt" style:font-weight-asian="normal" style:font-name-complex="Gungsuh1" style:font-size-complex="14pt" style:font-weight-complex="normal"/>
    </style:style>
    <style:style style:name="T27" style:family="text">
      <style:text-properties fo:color="#000000" loext:opacity="100%" style:font-name="Cascadia Mono" fo:font-size="9.5pt" style:font-size-asian="9.5pt"/>
    </style:style>
    <style:style style:name="T28" style:family="text">
      <style:text-properties fo:color="#000000" loext:opacity="100%" style:font-name="Cascadia Mono" fo:font-size="9.5pt" fo:language="ru" fo:country="RU" officeooo:rsid="001ea2b5" style:font-name-asian="Gungsuh1" style:font-size-asian="9.5pt" style:font-name-complex="Gungsuh1" style:font-size-complex="14pt"/>
    </style:style>
    <style:style style:name="T29" style:family="text">
      <style:text-properties fo:color="#000000" loext:opacity="100%" style:font-name="Cascadia Mono" fo:font-size="9.5pt" fo:language="ru" fo:country="RU" officeooo:rsid="001ea2b5" style:font-size-asian="9.5pt"/>
    </style:style>
    <style:style style:name="T30" style:family="text">
      <style:text-properties fo:color="#000000" loext:opacity="100%" style:font-name="Cascadia Mono" fo:font-size="9.5pt" fo:font-weight="bold" style:font-name-asian="Roboto Mono1" style:font-size-asian="9.5pt" style:font-weight-asian="bold" style:font-name-complex="Roboto Mono1" style:font-size-complex="16pt"/>
    </style:style>
    <style:style style:name="T31" style:family="text">
      <style:text-properties fo:color="#000000" loext:opacity="100%" style:font-name="Roboto Mono" fo:font-size="16pt" fo:font-weight="bold" style:font-name-asian="Roboto Mono1" style:font-size-asian="16pt" style:font-weight-asian="bold" style:font-name-complex="Roboto Mono1" style:font-size-complex="16pt"/>
    </style:style>
    <style:style style:name="T32" style:family="text">
      <style:text-properties fo:color="#000000" loext:opacity="100%" fo:font-size="9.5pt" fo:font-weight="bold" style:font-name-asian="Roboto Mono1" style:font-size-asian="9.5pt" style:font-weight-asian="bold" style:font-name-complex="Roboto Mono1" style:font-size-complex="16pt"/>
    </style:style>
    <style:style style:name="T33" style:family="text">
      <style:text-properties fo:color="#000000" loext:opacity="100%" fo:font-size="9.5pt" style:font-size-asian="9.5pt"/>
    </style:style>
    <style:style style:name="T34" style:family="text">
      <style:text-properties fo:color="#000000" loext:opacity="100%" fo:font-size="9.5pt" fo:language="ru" fo:country="RU" officeooo:rsid="001ea2b5" style:font-size-asian="9.5pt"/>
    </style:style>
    <style:style style:name="T35" style:family="text">
      <style:text-properties fo:color="#000000" loext:opacity="100%" fo:font-weight="bold" style:font-name-asian="Roboto Mono1" style:font-weight-asian="bold" style:font-name-complex="Roboto Mono1"/>
    </style:style>
    <style:style style:name="T36" style:family="text">
      <style:text-properties fo:color="#000000" loext:opacity="100%"/>
    </style:style>
    <style:style style:name="T37" style:family="text">
      <style:text-properties fo:color="#000000" loext:opacity="100%" fo:language="ru" fo:country="RU" officeooo:rsid="001ea2b5"/>
    </style:style>
    <style:style style:name="T38" style:family="text">
      <style:text-properties fo:color="#000000" loext:opacity="100%" style:font-name-asian="Roboto Mono1" style:font-name-complex="Roboto Mono1"/>
    </style:style>
    <style:style style:name="T39" style:family="text">
      <style:text-properties fo:font-weight="bold" style:font-name-asian="Roboto Mono1" style:font-weight-asian="bold" style:font-name-complex="Roboto Mono1"/>
    </style:style>
    <style:style style:name="T40" style:family="text">
      <style:text-properties fo:font-size="16pt" fo:font-weight="bold" style:font-name-asian="Roboto Mono1" style:font-size-asian="16pt" style:font-weight-asian="bold" style:font-name-complex="Roboto Mono1" style:font-size-complex="16pt"/>
    </style:style>
    <style:style style:name="T41" style:family="text">
      <style:text-properties style:font-name-asian="Roboto Mono1" style:font-name-complex="Roboto Mono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Московский Авиационный Институт</text:span></text:p>
      <text:p text:style-name="P10"><text:span text:style-name="T1">(Национальный Исследовательский Университет)</text:span></text:p>
      <text:p text:style-name="P13"/>
      <text:p text:style-name="P10"><text:span text:style-name="T3">Факультет «Компьютерные науки и прикладная математика»</text:span></text:p>
      <text:p text:style-name="P22"/>
      <text:p text:style-name="P10"><text:span text:style-name="T3">Кафедра вычислительной математики и программирования</text:span></text:p>
      <text:p text:style-name="P23"/>
      <text:p text:style-name="P23"/>
      <text:p text:style-name="P10"><text:span text:style-name="T3">Лабораторная работа №</text:span><text:span text:style-name="T5">8</text:span><text:span text:style-name="T3"> по курсу</text:span></text:p>
      <text:p text:style-name="P10"><text:span text:style-name="T3">«Дискретный анализ»</text:span></text:p>
      <text:p text:style-name="P22"/>
      <text:p text:style-name="P10"><text:span text:style-name="T3">Тема работы</text:span></text:p>
      <text:p text:style-name="P10"><text:span text:style-name="T3">“</text:span><text:span text:style-name="T5">Жалные алгоритмы</text:span><text:span text:style-name="T3">”</text:span></text:p>
      <text:p text:style-name="P24"/>
      <text:p text:style-name="P23"/>
      <text:p text:style-name="P23"/>
      <text:p text:style-name="P14"/>
      <text:p text:style-name="P15"/>
      <text:p text:style-name="P26"><text:span text:style-name="T1"><text:s text:c="10"/>Студент : </text:span><text:span text:style-name="T2">А</text:span><text:span text:style-name="T6">.С. Личковаха</text:span></text:p>
      <text:p text:style-name="P27"><text:span text:style-name="T1">Группа : <text:s/>М8О-310Б-21</text:span></text:p>
      <text:p text:style-name="P28"><text:span text:style-name="T1">Преподаватель : <text:s/>Н.К. Макаров </text:span></text:p>
      <text:p text:style-name="P28"><text:span text:style-name="T1">Оценка : <text:s text:c="2"/>___________</text:span></text:p>
      <text:p text:style-name="P28"><text:span text:style-name="T1">Дата : <text:s text:c="2"/>___________</text:span></text:p>
      <text:p text:style-name="P28"><text:span text:style-name="T1">Подпись : <text:s text:c="2"/>___________</text:span></text:p>
      <text:p text:style-name="P16"/>
      <text:p text:style-name="P17"/>
      <text:p text:style-name="P17"/>
      <text:p text:style-name="P29"><text:span text:style-name="T1">Москва, 2023</text:span></text:p>
      <text:p text:style-name="P34"/>
      <text:p text:style-name="P34"><text:soft-page-break/></text:p>
      <text:list xml:id="list3882918016" text:style-name="WWNum1">
        <text:list-item>
          <text:p text:style-name="P8"><text:span text:style-name="T8">Постановка задачи</text:span></text:p>
        </text:list-item>
      </text:list>
      <text:p text:style-name="P7"><text:span text:style-name="T1">На координатной прямой даны несколько отрезков с координатами </text:span><text:span text:style-name="T15">[L</text:span><text:span text:style-name="T17">i</text:span><text:span text:style-name="T15">, R</text:span><text:span text:style-name="T17">i</text:span><text:span text:style-name="T15">]</text:span><text:span text:style-name="T1">. Необходимо выбрать минимальное количество отрезков, которые бы полностью покрыли интервал </text:span><text:span text:style-name="T15">[0, M]</text:span><text:span text:style-name="T1">.</text:span></text:p>
      <text:p text:style-name="P1">Формат ввода</text:p>
      <text:p text:style-name="P6">На первой строчке располагается число <text:span text:style-name="T14">N</text:span>, за которым следует <text:span text:style-name="T14">N</text:span> строк на каждой из которой находится пара чисел <text:span text:style-name="T14">L</text:span><text:span text:style-name="T16">i</text:span>, <text:span text:style-name="T14">R</text:span><text:span text:style-name="T16">i</text:span> ; последняя строка содержит в себе число <text:span text:style-name="T14">M</text:span>.</text:p>
      <text:p text:style-name="P1">Формат вывода</text:p>
      <text:p text:style-name="P6">На первой строке число <text:span text:style-name="T14">K</text:span> выбранных отрезков, за которым следует <text:span text:style-name="T14">K</text:span> строк, содержащих в себе выбранные отрезки в том же порядке, в котом они встретились во входных данных. Если покрыть интервал невозможно, нужно распечатать число <text:span text:style-name="T14">0</text:span>.</text:p>
      <text:p text:style-name="P9"><text:span text:style-name="T1"/></text:p>
      <text:p text:style-name="P12"/>
      <text:p text:style-name="P25"/>
      <text:list xml:id="list192015822558666" text:continue-numbering="true" text:style-name="WWNum1">
        <text:list-item>
          <text:p text:style-name="P35"><text:span text:style-name="T8">Описание</text:span></text:p>
        </text:list-item>
      </text:list>
      <text:p text:style-name="P37"><text:span text:style-name="T1">Жадный алгоритм - алгоритм, который будет давать оптимальный ответ не в целом, а на каком-то текущем шаге. Мы придумаем простое правило, которое позволит максимизировать ответ на каждом следующем шаге. И этот ответ будет разбивать задачу так, чтобы все подзадачи, кроме одной, были пустыми. </text:span></text:p>
      <text:p text:style-name="P21"/>
      <text:p text:style-name="P37"><text:span text:style-name="T1">Эту задачу можно решать жадным алгоритмом. Давайте в начале отсортируем все отрезки по левой границе. Тогда чтобы продолжить уже наилучшее покрытие, нам нужно выбрать из всех отрезков, которые начинаются левее конца покрытия, тот у которого будет самая правая граница. Это работает, так как, если взять не его, то мы на следующем шаге продолжения будем рассматривать уже только подмножество</text:span></text:p>
      <text:p text:style-name="P37"><text:span text:style-name="T1">исходов, которые бы были у нас при выборе самого правого. Получается мы точно не уменьшаем ответ, используя этот жадный способ продолжения.</text:span></text:p>
      <text:p text:style-name="P41"><text:soft-page-break/><text:span text:style-name="T22">В </text:span><text:span text:style-name="T25">выходном векторе функции </text:span><text:span text:style-name="T28">findQuantityIntervals</text:span><text:span text:style-name="T22"> будем хранить индекс</text:span><text:span text:style-name="T25">ы интервалов</text:span><text:span text:style-name="T22"> во входных данны</text:span><text:span text:style-name="T25">х</text:span><text:span text:style-name="T22">, чтобы вывести в ответе их в оригинальном порядке, так как в процессе решения мы их переупорядочим сортировкой. </text:span><text:span text:style-name="T25">И</text:span><text:span text:style-name="T22">нициализируем покрытие от </text:span><text:span text:style-name="T25">&lt;</text:span><text:span text:style-name="T26">=</text:span><text:span text:style-name="T22">0 до &gt;</text:span><text:span text:style-name="T23">=0</text:span><text:span text:style-name="T22">. Далее крутим цикл продлений покрытия до M, либо пока не просмотрим все отрезки. </text:span><text:span text:style-name="T25">А</text:span><text:span text:style-name="T22">симптотика решения определяется сортировкой O(n</text:span><text:span text:style-name="T23">*</text:span><text:span text:style-name="T22">logn). В конце массив из выбранных отрезков сортируем по индексу, который мы сохранили в самом начале.</text:span></text:p>
      <text:list xml:id="list192016155028238" text:continue-numbering="true" text:style-name="WWNum1">
        <text:list-item>
          <text:p text:style-name="P35"><text:span text:style-name="T8">Исходный код</text:span></text:p>
        </text:list-item>
      </text:list>
      <text:p text:style-name="P37"><text:span text:style-name="T11">#include &lt;string&gt;</text:span></text:p>
      <text:p text:style-name="P37"><text:span text:style-name="T11">#include &lt;iostream&gt;</text:span></text:p>
      <text:p text:style-name="P37"><text:span text:style-name="T11">#include &lt;vector&gt;</text:span></text:p>
      <text:p text:style-name="P37"><text:span text:style-name="T11">#include &lt;time.h&gt;</text:span></text:p>
      <text:p text:style-name="P37"><text:span text:style-name="T11">#include &lt;fstream&gt;</text:span></text:p>
      <text:p text:style-name="P37"><text:span text:style-name="T11">#include &lt;algorithm&gt;</text:span></text:p>
      <text:p text:style-name="P37"><text:span text:style-name="T11"/></text:p>
      <text:p text:style-name="P37"><text:span text:style-name="T11">using namespace std;</text:span></text:p>
      <text:p text:style-name="P37"><text:span text:style-name="T11"/></text:p>
      <text:p text:style-name="P37"><text:span text:style-name="T11">struct interval {</text:span></text:p>
      <text:p text:style-name="P37"><text:span text:style-name="T11"/></text:p>
      <text:p text:style-name="P37"><text:span text:style-name="T11"><text:s text:c="4"/>int lBound;</text:span></text:p>
      <text:p text:style-name="P37"><text:span text:style-name="T11"><text:s text:c="4"/>int rBound;</text:span></text:p>
      <text:p text:style-name="P37"><text:span text:style-name="T11">};</text:span></text:p>
      <text:p text:style-name="P37"><text:span text:style-name="T11"/></text:p>
      <text:p text:style-name="P37"><text:span text:style-name="T11">std::vector&lt;int&gt; findQuantityIntervals(int intervals, int M, std::vector&lt;interval&gt; matrix) {</text:span></text:p>
      <text:p text:style-name="P37"><text:span text:style-name="T11"><text:s text:c="4"/>int now = 0;</text:span></text:p>
      <text:p text:style-name="P37"><text:span text:style-name="T11"><text:s text:c="4"/>std::vector&lt;int&gt; result;</text:span></text:p>
      <text:p text:style-name="P37"><text:span text:style-name="T11"><text:s text:c="4"/>interval current;</text:span></text:p>
      <text:p text:style-name="P37"><text:span text:style-name="T11"><text:s text:c="4"/>current.lBound = 0;</text:span></text:p>
      <text:p text:style-name="P37"><text:span text:style-name="T11"><text:s text:c="4"/>current.rBound = 0;</text:span></text:p>
      <text:p text:style-name="P37"><text:span text:style-name="T11"><text:s text:c="4"/>int current_i = -1;</text:span></text:p>
      <text:p text:style-name="P37"><text:span text:style-name="T11"><text:s text:c="4"/>int found_flag = 1;</text:span></text:p>
      <text:p text:style-name="P37"><text:span text:style-name="T11"><text:s text:c="4"/>std::vector&lt;int&gt; criteria(intervals, 0);</text:span></text:p>
      <text:p text:style-name="P37"><text:span text:style-name="T11"><text:s text:c="4"/>while (found_flag == 1) {</text:span></text:p>
      <text:p text:style-name="P37"><text:span text:style-name="T11"><text:s text:c="8"/>found_flag = 0;</text:span></text:p>
      <text:p text:style-name="P37"><text:span text:style-name="T11"><text:s text:c="8"/>for (int i = 0; i &lt; intervals; i++) {</text:span></text:p>
      <text:p text:style-name="P37"><text:span text:style-name="T11"><text:s text:c="12"/>if (criteria[i] &gt; 0) {</text:span></text:p>
      <text:p text:style-name="P37"><text:span text:style-name="T11"/></text:p>
      <text:p text:style-name="P37"><text:soft-page-break/><text:span text:style-name="T11"><text:s text:c="12"/>}</text:span></text:p>
      <text:p text:style-name="P37"><text:span text:style-name="T11"><text:s text:c="12"/>else {</text:span></text:p>
      <text:p text:style-name="P37"><text:span text:style-name="T11"><text:s text:c="16"/>if (matrix[i].lBound &lt;= now) {</text:span></text:p>
      <text:p text:style-name="P37"><text:span text:style-name="T11"><text:s text:c="20"/>if (current.rBound &lt; matrix[i].rBound) {</text:span></text:p>
      <text:p text:style-name="P37"><text:span text:style-name="T11"><text:s text:c="24"/>current.lBound = matrix[i].lBound;</text:span></text:p>
      <text:p text:style-name="P37"><text:span text:style-name="T11"><text:s text:c="24"/>current.rBound = matrix[i].rBound;</text:span></text:p>
      <text:p text:style-name="P37"><text:span text:style-name="T11"><text:s text:c="24"/>if (current_i != -1) {</text:span></text:p>
      <text:p text:style-name="P37"><text:span text:style-name="T11"><text:s text:c="28"/>criteria[current_i] = 1;</text:span></text:p>
      <text:p text:style-name="P37"><text:span text:style-name="T11"><text:s text:c="24"/>}</text:span></text:p>
      <text:p text:style-name="P37"><text:span text:style-name="T11"><text:s text:c="24"/>current_i = i;</text:span></text:p>
      <text:p text:style-name="P37"><text:span text:style-name="T11"><text:s text:c="24"/>found_flag = 1;</text:span></text:p>
      <text:p text:style-name="P37"><text:span text:style-name="T11"><text:s text:c="20"/>}</text:span></text:p>
      <text:p text:style-name="P37"><text:span text:style-name="T11"><text:s text:c="20"/>else {</text:span></text:p>
      <text:p text:style-name="P37"><text:span text:style-name="T11"><text:s text:c="24"/>criteria[i] = 1;</text:span></text:p>
      <text:p text:style-name="P37"><text:span text:style-name="T11"><text:s text:c="20"/>}</text:span></text:p>
      <text:p text:style-name="P37"><text:span text:style-name="T11"><text:s text:c="16"/>}</text:span></text:p>
      <text:p text:style-name="P37"><text:span text:style-name="T11"/></text:p>
      <text:p text:style-name="P37"><text:span text:style-name="T11"><text:s text:c="12"/>}</text:span></text:p>
      <text:p text:style-name="P37"><text:span text:style-name="T11"><text:s text:c="8"/>}</text:span></text:p>
      <text:p text:style-name="P37"><text:span text:style-name="T11"><text:s text:c="8"/>if (found_flag == 1) {</text:span></text:p>
      <text:p text:style-name="P37"><text:span text:style-name="T11"><text:s text:c="12"/>result.push_back(current_i);</text:span></text:p>
      <text:p text:style-name="P37"><text:span text:style-name="T11"><text:s text:c="12"/>now = current.rBound;</text:span></text:p>
      <text:p text:style-name="P37"><text:span text:style-name="T11"><text:s text:c="8"/>}</text:span></text:p>
      <text:p text:style-name="P37"><text:span text:style-name="T11"><text:s text:c="8"/>if (now &gt;= M) {</text:span></text:p>
      <text:p text:style-name="P37"><text:span text:style-name="T11"><text:s text:c="12"/>return result;</text:span></text:p>
      <text:p text:style-name="P37"><text:span text:style-name="T11"><text:s text:c="8"/>}</text:span></text:p>
      <text:p text:style-name="P37"><text:span text:style-name="T11"><text:s text:c="4"/>}</text:span></text:p>
      <text:p text:style-name="P37"><text:span text:style-name="T11"><text:s text:c="4"/>result.push_back(-1);</text:span></text:p>
      <text:p text:style-name="P37"><text:span text:style-name="T11"><text:s text:c="4"/>return result;</text:span></text:p>
      <text:p text:style-name="P37"><text:span text:style-name="T11"/></text:p>
      <text:p text:style-name="P37"><text:span text:style-name="T11">}</text:span></text:p>
      <text:p text:style-name="P37"><text:span text:style-name="T11"/></text:p>
      <text:p text:style-name="P37"><text:span text:style-name="T11"/></text:p>
      <text:p text:style-name="P37"><text:span text:style-name="T11"/></text:p>
      <text:p text:style-name="P37"><text:span text:style-name="T11"/></text:p>
      <text:p text:style-name="P37"><text:span text:style-name="T11">int main()</text:span></text:p>
      <text:p text:style-name="P37"><text:span text:style-name="T11">{</text:span></text:p>
      <text:p text:style-name="P37"><text:span text:style-name="T11"/></text:p>
      <text:p text:style-name="P37"><text:span text:style-name="T11"><text:s text:c="4"/>int intervals;</text:span></text:p>
      <text:p text:style-name="P37"><text:soft-page-break/><text:span text:style-name="T11"><text:s text:c="4"/>int M;</text:span></text:p>
      <text:p text:style-name="P37"><text:span text:style-name="T11"><text:s text:c="4"/>ifstream fin("input.txt");</text:span></text:p>
      <text:p text:style-name="P37"><text:span text:style-name="T11"><text:s text:c="4"/>fin &gt;&gt; intervals;</text:span></text:p>
      <text:p text:style-name="P37"><text:span text:style-name="T11"><text:s text:c="4"/>std::vector&lt;interval&gt; matrix(intervals);</text:span></text:p>
      <text:p text:style-name="P37"><text:span text:style-name="T11"><text:s text:c="4"/>int temp_lBound;</text:span></text:p>
      <text:p text:style-name="P37"><text:span text:style-name="T11"><text:s text:c="4"/>int temp_rBound;</text:span></text:p>
      <text:p text:style-name="P37"><text:span text:style-name="T11"><text:s text:c="4"/>for (int i = 0; i &lt; intervals; i++) {</text:span></text:p>
      <text:p text:style-name="P37"><text:span text:style-name="T11"><text:s text:c="8"/>fin &gt;&gt; temp_lBound &gt;&gt; temp_rBound;</text:span></text:p>
      <text:p text:style-name="P37"><text:span text:style-name="T11"><text:s text:c="8"/>matrix[i].lBound = temp_lBound;</text:span></text:p>
      <text:p text:style-name="P37"><text:span text:style-name="T11"><text:s text:c="8"/>matrix[i].rBound = temp_rBound;</text:span></text:p>
      <text:p text:style-name="P37"><text:span text:style-name="T11"/></text:p>
      <text:p text:style-name="P37"><text:span text:style-name="T11"><text:s text:c="4"/>}</text:span></text:p>
      <text:p text:style-name="P37"><text:span text:style-name="T11"><text:s text:c="4"/>fin &gt;&gt; M;</text:span></text:p>
      <text:p text:style-name="P37"><text:span text:style-name="T11"><text:s text:c="4"/>fin.close();</text:span></text:p>
      <text:p text:style-name="P37"><text:span text:style-name="T11"/></text:p>
      <text:p text:style-name="P37"><text:span text:style-name="T11"><text:s text:c="4"/>std::vector&lt;int&gt; result = findQuantityIntervals(intervals, M, matrix);</text:span></text:p>
      <text:p text:style-name="P37"><text:span text:style-name="T11"/></text:p>
      <text:p text:style-name="P37"><text:span text:style-name="T11"/></text:p>
      <text:p text:style-name="P37"><text:span text:style-name="T11"><text:s text:c="4"/>ofstream fout("output.txt");</text:span></text:p>
      <text:p text:style-name="P37"><text:span text:style-name="T11"><text:s text:c="4"/>if (result[result.size() - 1] != -1) {</text:span></text:p>
      <text:p text:style-name="P37"><text:span text:style-name="T11"><text:s text:c="8"/>fout &lt;&lt; result.size() &lt;&lt; endl;</text:span></text:p>
      <text:p text:style-name="P37"><text:span text:style-name="T11"><text:s text:c="8"/>sort(result.begin(), result.end());</text:span></text:p>
      <text:p text:style-name="P37"><text:span text:style-name="T11"><text:s text:c="8"/>for (int i = 0; i &lt; result.size(); i++) {</text:span></text:p>
      <text:p text:style-name="P37"><text:span text:style-name="T11"><text:s text:c="12"/>fout &lt;&lt; matrix[result[i]].lBound &lt;&lt; " " &lt;&lt; matrix[result[i]].rBound &lt;&lt; endl;</text:span></text:p>
      <text:p text:style-name="P37"><text:span text:style-name="T11"><text:s text:c="8"/>}</text:span></text:p>
      <text:p text:style-name="P37"><text:span text:style-name="T11"/></text:p>
      <text:p text:style-name="P37"><text:span text:style-name="T11"><text:s text:c="4"/>}</text:span></text:p>
      <text:p text:style-name="P37"><text:span text:style-name="T11"><text:s text:c="4"/>else {</text:span></text:p>
      <text:p text:style-name="P37"><text:span text:style-name="T11"><text:s text:c="8"/>fout &lt;&lt; 0 &lt;&lt; endl;</text:span></text:p>
      <text:p text:style-name="P37"><text:span text:style-name="T11"><text:s text:c="4"/>}</text:span></text:p>
      <text:p text:style-name="P37"><text:span text:style-name="T11"/></text:p>
      <text:p text:style-name="P37"><text:span text:style-name="T11"><text:s text:c="4"/>fout.close();</text:span></text:p>
      <text:p text:style-name="P37"><text:span text:style-name="T11">}</text:span></text:p>
      <text:p text:style-name="P40"/>
      <text:list xml:id="list192014431874792" text:continue-numbering="true" text:style-name="WWNum1">
        <text:list-header>
          <text:p text:style-name="P36"><text:span text:style-name="T8"/></text:p>
          <text:p text:style-name="P36"><text:span text:style-name="T8"/></text:p>
          <text:p text:style-name="P36"><text:span text:style-name="T8"/></text:p>
        </text:list-header>
        <text:list-item>
          <text:p text:style-name="P36"><text:soft-page-break/><text:span text:style-name="T8">Демонстрация работы программы</text:span></text:p>
        </text:list-item>
      </text:list>
      <text:p text:style-name="P3"><text:span text:style-name="T38">4</text:span></text:p>
      <text:p text:style-name="P3"><text:span text:style-name="T36">-1 0</text:span></text:p>
      <text:p text:style-name="P3"><text:span text:style-name="T36">0 1</text:span></text:p>
      <text:p text:style-name="P3"><text:span text:style-name="T36">3 5</text:span></text:p>
      <text:p text:style-name="P3"><text:span text:style-name="T36">-16 4</text:span></text:p>
      <text:p text:style-name="P4"><text:span text:style-name="T36">6</text:span></text:p>
      <text:p text:style-name="P4"/>
      <text:p text:style-name="P4"><text:span text:style-name="T37">0</text:span></text:p>
      <text:p text:style-name="P5">_________________________________________________________</text:p>
      <text:p text:style-name="P5"/>
      <text:p text:style-name="P5">4</text:p>
      <text:p text:style-name="P5">-1 0</text:p>
      <text:p text:style-name="P5">0 3</text:p>
      <text:p text:style-name="P5">3 5</text:p>
      <text:p text:style-name="P5">4 9</text:p>
      <text:p text:style-name="P5">6</text:p>
      <text:p text:style-name="P5"/>
      <text:p text:style-name="P5"/>
      <text:p text:style-name="P5">3</text:p>
      <text:p text:style-name="P5">0 3</text:p>
      <text:p text:style-name="P5">3 5</text:p>
      <text:p text:style-name="P5">4 9</text:p>
      <text:p text:style-name="P2"><text:span text:style-name="T31"/></text:p>
      <text:list xml:id="list192014260666688" text:continue-numbering="true" text:style-name="WWNum1">
        <text:list-item>
          <text:p text:style-name="P35"><text:span text:style-name="T8">Выводы</text:span></text:p>
        </text:list-item>
      </text:list>
      <text:p text:style-name="P37"><text:span text:style-name="T1">В ходе выполнения лабораторной работы была решена задача жадным методом. То есть на каждом этапе алгоритма мы выбирали единственный локально наилучший вариант. На практике такое не всегда приводит к оптимальному ответу, но зато такие алгоритмы быстрее как раз за счёт отсутствия альтернатив для перебора.</text:span></text:p>
      <text:p text:style-name="P3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Arial2" svg:font-family="Arial, Helvetica, sans-serif"/>
    <style:font-face style:name="Cascadia Mono" svg:font-family="'Cascadia Mono'" style:font-family-generic="roman" style:font-pitch="variable"/>
    <style:font-face style:name="Gungsuh" svg:font-family="Gungsuh" style:font-family-generic="roman" style:font-pitch="variable"/>
    <style:font-face style:name="Gungsuh1" svg:font-family="Gungsuh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 Mono" svg:font-family="'Roboto Mono'" style:font-family-generic="roman" style:font-pitch="variable"/>
    <style:font-face style:name="Roboto Mono1" svg:font-family="'Roboto Mono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29T19:20:13.999000000</dc:date>
    <meta:editing-duration>PT39M27S</meta:editing-duration>
    <meta:editing-cycles>1</meta:editing-cycles>
    <meta:document-statistic meta:table-count="0" meta:image-count="0" meta:object-count="0" meta:page-count="6" meta:paragraph-count="131" meta:word-count="661" meta:character-count="5022" meta:non-whitespace-character-count="3825"/>
    <meta:generator>LibreOffice/7.4.2.3$Windows_X86_64 LibreOffice_project/382eef1f22670f7f4118c8c2dd222ec7ad009daf</meta:generator>
  </office:meta>
</office:document-meta>
</file>